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asifalikhan196969atgmail.co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0T17:13:15.059934974</meta:creation-date>
    <dc:date>2020-01-10T17:14:31.747837883</dc:date>
    <meta:editing-duration>PT1M19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